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8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9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f10d0c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69a2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5983b0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ackground-color="#ffde59" fo:border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table:style-name="ce9" office:value-type="string" calcext:value-type="string">
            <text:p>3 Meter Tit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hen this unit is destroyed, draw 1 card.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8 Meter Tit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this unit is destroyed, draw 1 card.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15 Meter Tita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 this unit is destroyed, draw 1 card.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Female Tit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unit can attack twice per turn.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ttack Titan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his unit gain 5 attack everytime it attack.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Armored Titan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’t be damaged by units with less than 15 attack points.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Colossal Titan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f this card is on the field, all monsters and players take 5 damage at the end phase of each turn.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Beast Titan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rget and grant any titan you control +5/+5.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Cristaly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get and grant any titan you control +5/+5.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 table:style-name="ce9" office:value-type="string" calcext:value-type="string">
            <text:p>Se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cial Summon any titan unit in your hand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18:52:02.2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5T12:53:28.411000000</meta:creation-date>
    <dc:date>2020-12-15T21:20:23.397000000</dc:date>
    <meta:editing-duration>PT7M25S</meta:editing-duration>
    <meta:editing-cycles>2</meta:editing-cycles>
    <meta:generator>LibreOffice/7.0.3.1$Windows_X86_64 LibreOffice_project/d7547858d014d4cf69878db179d326fc3483e082</meta:generator>
    <meta:document-statistic meta:table-count="1" meta:cell-count="60" meta:object-count="0"/>
  </office:meta>
</office:document-meta>
</file>